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8.62cm" svg:y="1.635cm">
          <text:p text:style-name="P1"><text:span text:style-name="T1">Component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81cm" svg:height="1.905cm" svg:x="8.89cm" svg:y="4.81cm">
          <text:p text:style-name="P1"><text:span text:style-name="T1">Service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81cm" svg:height="1.905cm" svg:x="4.81cm" svg:y="9.255cm">
          <text:p text:style-name="P1"><text:span text:style-name="T1">Message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81cm" svg:height="1.905cm" svg:x="13.065cm" svg:y="9.255cm">
          <text:p text:style-name="P1"><text:span text:style-name="T1">InternalEvent</text:span></text:p>
          <text:p text:style-name="P1"><text:span text:style-name="T1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1cm" svg:height="1.905cm" svg:x="3.54cm" svg:y="11.795cm">
          <text:p text:style-name="P1"><text:span text:style-name="T1">Header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81cm" svg:height="1.905cm" svg:x="8.89cm" svg:y="11.795cm">
          <text:p text:style-name="P1"><text:span text:style-name="T1">Body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81cm" svg:height="1.905cm" svg:x="14.335cm" svg:y="11.795cm">
          <text:p text:style-name="P1"><text:span text:style-name="T1">Footer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11.025cm" svg:y="15.605cm">
          <text:p text:style-name="P1"><text:span text:style-name="T1">FixedField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15.47cm" svg:y="15.605cm">
          <text:p text:style-name="P1"><text:span text:style-name="T1">FixedLengthString</text:span></text:p>
          <text:p text:style-name="P1"><text:span text:style-name="T1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6.58cm" svg:y="15.605cm">
          <text:p text:style-name="P1"><text:span text:style-name="T1">BitField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15.47cm" svg:y="18.145cm">
          <text:p text:style-name="P1"><text:span text:style-name="T1">Sequence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11.025cm" svg:y="18.145cm">
          <text:p text:style-name="P1"><text:span text:style-name="T1">Record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6.58cm" svg:y="18.145cm">
          <text:p text:style-name="P1"><text:span text:style-name="T1">PresenceVector</text:span></text:p>
          <text:p text:style-name="P1"><text:span text:style-name="T1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2.335cm" svg:y="15.605cm">
          <text:p text:style-name="P1"><text:span text:style-name="T1">Array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2.335cm" svg:y="18.145cm">
          <text:p text:style-name="P1"><text:span text:style-name="T1">List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1cm" svg:height="1.905cm" svg:x="4.81cm" svg:y="6.715cm">
          <text:p text:style-name="P1"><text:span text:style-name="T1">MessageSet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1cm" svg:height="1.905cm" svg:x="13.065cm" svg:y="6.715cm">
          <text:p text:style-name="P1"><text:span text:style-name="T1">InternalEventSet</text:span></text:p>
          <text:p text:style-name="P1"><text:span text:style-name="T1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2.335cm" svg:y="20.685cm">
          <text:p text:style-name="P1"><text:span text:style-name="T1">VariableField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6.58cm" svg:y="20.685cm">
          <text:p text:style-name="P1"><text:span text:style-name="T1">VariableFormatField</text:span></text:p>
          <text:p text:style-name="P1"><text:span text:style-name="T1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11.025cm" svg:y="20.685cm">
          <text:p text:style-name="P1"><text:span text:style-name="T1">VariableLengthString</text:span></text:p>
          <text:p text:style-name="P1"><text:span text:style-name="T1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15.67cm" svg:y="20.685cm">
          <text:p text:style-name="P1"><text:span text:style-name="T1">VariableLengthField</text:span></text:p>
          <text:p text:style-name="P1"><text:span text:style-name="T1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8.89cm" svg:y="23.225cm">
          <text:p text:style-name="P1"><text:span text:style-name="T1">Variant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25cm" svg:y1="3.54cm" svg:x2="10.525cm" svg:y2="4.81cm">
          <text:p/>
        </draw:line>
        <draw:connector draw:style-name="gr2" draw:text-style-name="P1" draw:layer="layout" svg:x1="8.89cm" svg:y1="5.762cm" svg:x2="6.715cm" svg:y2="6.715cm" draw:start-shape="id1" draw:start-glue-point="3" draw:end-shape="id2" svg:d="m8890 5762h-2175v953">
          <text:p/>
        </draw:connector>
        <draw:connector draw:style-name="gr2" draw:text-style-name="P1" draw:layer="layout" svg:x1="12.7cm" svg:y1="5.762cm" svg:x2="14.97cm" svg:y2="6.715cm" draw:start-shape="id1" draw:start-glue-point="1" draw:end-shape="id3" svg:d="m12700 5762h2270v953">
          <text:p/>
        </draw:connector>
        <draw:connector draw:style-name="gr2" draw:text-style-name="P1" draw:layer="layout" svg:x1="6.715cm" svg:y1="8.62cm" svg:x2="6.715cm" svg:y2="9.255cm" draw:start-shape="id2" draw:start-glue-point="2" draw:end-shape="id4" svg:d="m6715 8620v635">
          <text:p/>
        </draw:connector>
        <draw:connector draw:style-name="gr2" draw:text-style-name="P1" draw:layer="layout" svg:x1="14.97cm" svg:y1="8.62cm" svg:x2="14.97cm" svg:y2="9.255cm" draw:start-shape="id3" draw:start-glue-point="2" draw:end-shape="id5" draw:end-glue-point="0" svg:d="m14970 8620v635">
          <text:p/>
        </draw:connector>
        <draw:connector draw:style-name="gr2" draw:text-style-name="P1" draw:layer="layout" draw:type="curve" svg:x1="6.715cm" svg:y1="11.16cm" svg:x2="5.445cm" svg:y2="11.795cm" draw:start-shape="id4" draw:start-glue-point="2" draw:end-shape="id6" draw:end-glue-point="0" svg:d="m6715 11160c0 475-1270 158-1270 635">
          <text:p/>
        </draw:connector>
        <draw:connector draw:style-name="gr2" draw:text-style-name="P1" draw:layer="layout" draw:type="curve" svg:x1="8.62cm" svg:y1="10.207cm" svg:x2="10.795cm" svg:y2="11.795cm" draw:start-shape="id4" draw:start-glue-point="1" draw:end-shape="id7" svg:d="m8620 10207c1450 0 2175 529 2175 1588">
          <text:p/>
        </draw:connector>
        <draw:connector draw:style-name="gr2" draw:text-style-name="P1" draw:layer="layout" draw:type="curve" draw:line-skew="1.269cm" svg:x1="8.62cm" svg:y1="10.207cm" svg:x2="14.335cm" svg:y2="12.747cm" draw:start-shape="id4" draw:end-shape="id8" svg:d="m8620 10207c6190 0 3333 2540 5715 2540">
          <text:p/>
        </draw:connector>
        <draw:connector draw:style-name="gr2" draw:text-style-name="P1" draw:layer="layout" draw:type="curve" svg:x1="14.97cm" svg:y1="11.16cm" svg:x2="16.24cm" svg:y2="11.795cm" draw:start-shape="id5" draw:start-glue-point="2" draw:end-shape="id8" draw:end-glue-point="0" svg:d="m14970 11160c0 475 1270 158 1270 635">
          <text:p/>
        </draw:connector>
        <draw:connector draw:style-name="gr2" draw:text-style-name="P1" draw:layer="layout" draw:type="curve" svg:x1="13.065cm" svg:y1="10.207cm" svg:x2="10.795cm" svg:y2="11.795cm" draw:start-shape="id5" draw:start-glue-point="3" draw:end-shape="id7" svg:d="m13065 10207c-1514 0-2270 529-2270 1588">
          <text:p/>
        </draw:connector>
        <draw:connector draw:style-name="gr2" draw:text-style-name="P1" draw:layer="layout" draw:type="curve" draw:line-skew="-1.271cm" svg:x1="13.065cm" svg:y1="10.207cm" svg:x2="7.35cm" svg:y2="12.747cm" draw:start-shape="id5" draw:end-shape="id6" svg:d="m13065 10207c-6192 0-3335 2540-5715 2540">
          <text:p/>
        </draw:connector>
        <draw:custom-shape draw:style-name="gr3" draw:text-style-name="P1" xml:id="id9" draw:id="id9" draw:layer="layout" svg:width="18.415cm" svg:height="10.795cm" svg:x="1.63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445cm" svg:y1="13.7cm" svg:x2="10.842cm" svg:y2="14.97cm" draw:start-shape="id6" draw:end-shape="id9" svg:d="m5445 13700c0 952 5397 318 5397 1270">
          <text:p/>
        </draw:connector>
        <draw:connector draw:style-name="gr4" draw:text-style-name="P1" draw:layer="layout" draw:type="curve" svg:x1="10.795cm" svg:y1="13.7cm" svg:x2="10.842cm" svg:y2="14.97cm" draw:start-shape="id7" draw:end-shape="id9" draw:end-glue-point="0" svg:d="m10795 13700c0 952 47 318 47 1270">
          <text:p/>
        </draw:connector>
        <draw:connector draw:style-name="gr4" draw:text-style-name="P1" draw:layer="layout" draw:type="curve" svg:x1="16.24cm" svg:y1="13.7cm" svg:x2="10.842cm" svg:y2="14.97cm" draw:start-shape="id8" draw:end-shape="id9" draw:end-glue-point="0" svg:d="m16240 13700c0 952-5398 318-5398 1270">
          <text:p/>
        </draw:connector>
        <draw:frame draw:style-name="gr5" draw:text-style-name="P3" draw:layer="layout" svg:width="1.433cm" svg:height="0.64cm" svg:x="3.54cm" svg:y="25.091cm">
          <draw:text-box>
            <text:p><text:span text:style-name="T1">Typ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irginia Nearing</meta:initial-creator>
    <meta:creation-date>2011-04-08T14:43:40.51</meta:creation-date>
    <dc:date>2011-11-10T18:28:21.64</dc:date>
    <dc:creator>Virginia Nearing</dc:creator>
    <meta:editing-duration>PT1H38M49S</meta:editing-duration>
    <meta:editing-cycles>6</meta:editing-cycles>
    <meta:generator>OpenOffice.org/3.3$Win32 OpenOffice.org_project/330m20$Build-9567</meta:generator>
    <meta:document-statistic meta:object-count="38"/>
  </office:meta>
</office:document-meta>
</file>